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2.451cm" table:align="left"/>
    </style:style>
    <style:style style:name="Table1.A" style:family="table-column">
      <style:table-column-properties style:column-width="1.166cm"/>
    </style:style>
    <style:style style:name="Table1.B" style:family="table-column">
      <style:table-column-properties style:column-width="1.901cm"/>
    </style:style>
    <style:style style:name="Table1.C" style:family="table-column">
      <style:table-column-properties style:column-width="1.847cm"/>
    </style:style>
    <style:style style:name="Table1.D" style:family="table-column">
      <style:table-column-properties style:column-width="1.351cm"/>
    </style:style>
    <style:style style:name="Table1.F" style:family="table-column">
      <style:table-column-properties style:column-width="4.835cm"/>
    </style:style>
    <style:style style:name="Table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officeooo:rsid="000b0a6a" officeooo:paragraph-rsid="000134ce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Heading">
      <style:paragraph-properties fo:text-align="center" style:justify-single-word="false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>
      <style:text-properties officeooo:rsid="000b0a6a" officeooo:paragraph-rsid="000134ce"/>
    </style:style>
    <style:style style:name="P13" style:family="paragraph" style:parent-style-name="Text_20_body">
      <style:paragraph-properties fo:text-align="center" style:justify-single-word="false"/>
    </style:style>
    <style:style style:name="T1" style:family="text">
      <style:text-properties officeooo:rsid="000c1a7b"/>
    </style:style>
    <style:style style:name="T2" style:family="text">
      <style:text-properties fo:font-weight="normal" style:font-weight-asian="normal" style:font-weight-complex="normal"/>
    </style:style>
    <style:style style:name="T3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latório do Trabalho da Disciplina de IA 1</text:h>
      <text:h text:style-name="P2" text:outline-level="2">Reconhecimento de Feijões Pretos Bons e Ruins</text:h>
      <text:p text:style-name="P13"><text:span text:style-name="Strong_20_Emphasis">Mateus Bazan Bespalhok</text:span><text:line-break/><text:span text:style-name="Strong_20_Emphasis">Matheus Christo Wegner</text:span></text:p>
      <text:h text:style-name="Heading_20_2" text:outline-level="2">Introdução</text:h>
      <text:p text:style-name="Text_20_body">A seleção de feijões pretos é um trabalho demorado de ser realizado manualmente e que aumenta o valor agregado do material final. A automatização desse processo é de grande interesse para produtores e vendedores de feijão para que possam aumentar sua lucratividade de forma simples e rápida. <text:span text:style-name="T1">A utilização de modelos de tomada de decisão (comumente chamadas de IA) possuem a possibilidade de automatizar e acelerar esse processo de seleção de feijões para aumentar o lucro de vendedores de feijão. Por esse motivo, iremos apresentar o trabalho de separação, seleção de características, treinamento e teste de um modelo de IA para a seleção de feijões.</text:span></text:p>
      <text:h text:style-name="Heading_20_2" text:outline-level="2">Metodologia</text:h>
      <text:p text:style-name="Text_20_body">A forma escolhida para a seleção dos feijões foi a de análise por imagens, onde as imagens são selecionadas, separadas e 2<text:span text:style-name="T1">1</text:span> características são extraídas para que os feijões sejam classificados como<text:span text:style-name="T2"> </text:span><text:span text:style-name="Strong_20_Emphasis"><text:span text:style-name="T2">bons</text:span></text:span><text:span text:style-name="T2"> ou </text:span><text:span text:style-name="Strong_20_Emphasis"><text:span text:style-name="T2">ruins</text:span></text:span><text:span text:style-name="T2">.</text:span></text:p>
      <text:h text:style-name="Heading_20_3" text:outline-level="3">- Características</text:h>
      <text:h text:style-name="Heading_20_4" text:outline-level="4">1. Características de cor</text:h>
      <text:p text:style-name="Text_20_body">Foram utilizadas 2 medidas relacionadas à coloração dos feijõ<text:span text:style-name="T2">es: </text:span><text:span text:style-name="Strong_20_Emphasis"><text:span text:style-name="T2">médias</text:span></text:span><text:span text:style-name="T2"> e </text:span><text:span text:style-name="Strong_20_Emphasis"><text:span text:style-name="T2">desvios padrão</text:span></text:span><text:span text:style-name="T2"> de cada um dos canais de cor RGB (</text:span><text:span text:style-name="Strong_20_Emphasis"><text:span text:style-name="T2">Red, Green e Blue</text:span></text:span><text:span text:style-name="T2">), totalizando </text:span><text:span text:style-name="Strong_20_Emphasis"><text:span text:style-name="T2">6 características</text:span></text:span><text:span text:style-name="T2">.</text:span></text:p>
      <text:p text:style-name="Text_20_body">Essas características foram utilizadas pois a coloração pode indicar feijões com defeitos, manchas, fungos ou envelhecimento, que se diferenciam dos feijões saudáveis pela variação nas tonalidades de cor e uniformidade.</text:p>
      <text:h text:style-name="Heading_20_4" text:outline-level="4">2. Características morfológicas</text:h>
      <text:p text:style-name="Text_20_body">Foram utilizada<text:span text:style-name="T2">s </text:span><text:span text:style-name="Strong_20_Emphasis"><text:span text:style-name="T2">6 características morfológicas</text:span></text:span><text:span text:style-name="T2">, s</text:span>endo:</text:p>
      <text:list xml:id="list350695419" text:style-name="L1">
        <text:list-item>
          <text:p text:style-name="P5"><text:span text:style-name="Strong_20_Emphasis">Área:</text:span> quantidade de pixels do feijão.</text:p>
        </text:list-item>
        <text:list-item>
          <text:p text:style-name="P5"><text:span text:style-name="Strong_20_Emphasis">Perímetro:</text:span> contorno do grão.</text:p>
        </text:list-item>
        <text:list-item>
          <text:p text:style-name="P5"><text:span text:style-name="Strong_20_Emphasis">Circularidade:</text:span> mede o quão próximo da forma circular está o feijão, calculada como (4 * pi * área) / (perímetro²).</text:p>
        </text:list-item>
        <text:list-item>
          <text:p text:style-name="P5"><text:span text:style-name="Strong_20_Emphasis">Aspect Ratio:</text:span> relação entre largura e altura do feijão.</text:p>
        </text:list-item>
        <text:list-item>
          <text:p text:style-name="P5"><text:span text:style-name="Strong_20_Emphasis">Solidez:</text:span> mede o quão cheio é o feijão, sendo a razão entre a área e a área do casco convexo.</text:p>
        </text:list-item>
        <text:list-item>
          <text:p text:style-name="P5"><text:span text:style-name="Strong_20_Emphasis">Extent:</text:span> relação entre a área do feijão e a área do retângulo delimitador (bounding box).</text:p>
        </text:list-item>
      </text:list>
      <text:p text:style-name="Text_20_body"><text:soft-page-break/>Estas características ajudam a diferenciar feijões quebrados, deformados ou rachados dos feijões inteiros e com formato ideal.</text:p>
      <text:h text:style-name="Heading_20_4" text:outline-level="4">3. Características de textura</text:h>
      <text:p text:style-name="Text_20_body">Foram utilizad<text:span text:style-name="T2">as </text:span><text:span text:style-name="Strong_20_Emphasis"><text:span text:style-name="T2">2 características de textura</text:span></text:span><text:span text:style-name="T2">:</text:span></text:p>
      <text:list xml:id="list1536847128" text:style-name="L2">
        <text:list-item>
          <text:p text:style-name="P6"><text:span text:style-name="Strong_20_Emphasis">Desvio padrão em tons de cinza:</text:span> mede a variação dos tons dentro do feijão.</text:p>
        </text:list-item>
        <text:list-item>
          <text:p text:style-name="P6"><text:span text:style-name="Strong_20_Emphasis">Entropia:</text:span> mede a complexidade da textura, onde feijões mais danificados tendem a ter texturas menos uniformes e maior entropia.</text:p>
        </text:list-item>
      </text:list>
      <text:p text:style-name="Text_20_body">Essas características são importantes, pois feijões defeituosos tendem a ter padrões de textura diferentes dos feijões bons.</text:p>
      <text:h text:style-name="Heading_20_4" text:outline-level="4">4. Momentos invariantes de Hu</text:h>
      <text:p text:style-name="Text_20_body">Foram extraíd<text:span text:style-name="T2">as </text:span><text:span text:style-name="Strong_20_Emphasis"><text:span text:style-name="T2">7 características chamadas Momentos de Hu</text:span></text:span><text:span text:style-name="T2">, </text:span>que representam propriedades geométricas da forma do feijão. São invariantes a rotação, escala e translação, ou seja, não importa o tamanho, posição ou orientação do feijão na imagem. Esses momentos são úteis para identificar formatos padrões ou deformações.</text:p>
      <text:h text:style-name="Heading_20_3" text:outline-level="3">- Obtenção dos Dados</text:h>
      <text:p text:style-name="Text_20_body">As imagens originais foram segmentadas individualmente, ou seja, cada feijão foi isolado em uma imagem própria. Posteriormente, foram extraídas todas as características descritas e organizadas em um arqui<text:span text:style-name="T2">vo </text:span><text:span text:style-name="Strong_20_Emphasis"><text:span text:style-name="T2">CSV</text:span></text:span><text:span text:style-name="T2">, ond</text:span>e:</text:p>
      <text:list xml:id="list1927081539" text:style-name="L3">
        <text:list-item>
          <text:p text:style-name="P7">Cada linha representa um feijão.</text:p>
        </text:list-item>
        <text:list-item>
          <text:p text:style-name="P7">Cada coluna representa uma característica.</text:p>
        </text:list-item>
        <text:list-item>
          <text:p text:style-name="P7">A última coluna é<text:span text:style-name="T2"> a </text:span><text:span text:style-name="Strong_20_Emphasis"><text:span text:style-name="T2">classe</text:span></text:span><text:span text:style-name="T2">, se</text:span>ndo:</text:p>
          <text:list>
            <text:list-item>
              <text:p text:style-name="P7"><text:span text:style-name="Strong_20_Emphasis">1:</text:span> feijão bom.</text:p>
            </text:list-item>
            <text:list-item>
              <text:p text:style-name="P7"><text:span text:style-name="Strong_20_Emphasis">0:</text:span> feijão ruim.</text:p>
            </text:list-item>
          </text:list>
        </text:list-item>
      </text:list>
      <text:p text:style-name="Text_20_body">Esse processo garantiu a criação de um conjunto de dados supervisionado, adequado para o treinamento dos modelos de inteligência artificial.</text:p>
      <text:h text:style-name="Heading_20_3" text:outline-level="3">- Treinamento</text:h>
      <text:p text:style-name="Text_20_body">O treinamento foi realizado utilizando o algoritmo<text:span text:style-name="T2"> de </text:span><text:span text:style-name="Strong_20_Emphasis"><text:span text:style-name="T2">Random Forest Classifier</text:span></text:span><text:span text:style-name="T2">, </text:span>conhecido por sua robustez e boa capacidade de generalização. Esse algoritmo cria várias árvores de decisão e combina seus resultados para obter uma previsão mais precisa.</text:p>
      <text:p text:style-name="Text_20_body">Foram utilizados três cenários de divisão dos dados, com diferentes proporções entre treino e teste, para avaliar como a quantidade de dados influencia no desempenho dos modelos:</text:p>
      <text:list xml:id="list2284605920" text:style-name="L4">
        <text:list-item>
          <text:p text:style-name="P8"><text:span text:style-name="Strong_20_Emphasis">70% para treino e 30% para teste</text:span></text:p>
        </text:list-item>
        <text:list-item>
          <text:p text:style-name="P8"><text:span text:style-name="Strong_20_Emphasis">80% para treino e 20% para teste</text:span></text:p>
        </text:list-item>
        <text:list-item>
          <text:p text:style-name="P8"><text:span text:style-name="Strong_20_Emphasis">90% para treino e 10% para teste</text:span></text:p>
        </text:list-item>
      </text:list>
      <text:p text:style-name="Text_20_body"><text:soft-page-break/>A escolha dessas divisões permitiu avaliar a sensibilidade do modelo em relação à quantidade de dados disponíveis para treino e teste, além de verificar qual cenário produziria o modelo mais robusto.</text:p>
      <text:p text:style-name="Text_20_body">Para cada cenário, foi aplicada uma busca em grad<text:span text:style-name="T2">e (</text:span><text:span text:style-name="Strong_20_Emphasis"><text:span text:style-name="T2">Grid Search</text:span></text:span><text:span text:style-name="T2">) para enco</text:span>ntrar os melhores hiperparâmetros do modelo, incluindo:</text:p>
      <text:list xml:id="list3243674597" text:style-name="L5">
        <text:list-item>
          <text:p text:style-name="P9"><text:span text:style-name="Strong_20_Emphasis">Número de árvores</text:span> (<text:span text:style-name="Source_20_Text">n_estimators</text:span>).</text:p>
        </text:list-item>
        <text:list-item>
          <text:p text:style-name="P9"><text:span text:style-name="Strong_20_Emphasis">Profundidade máxima das árvores</text:span> (<text:span text:style-name="Source_20_Text">max_depth</text:span>).</text:p>
        </text:list-item>
        <text:list-item>
          <text:p text:style-name="P9"><text:span text:style-name="Strong_20_Emphasis">Número mínimo de amostras em uma folha</text:span> (<text:span text:style-name="Source_20_Text">min_samples_leaf</text:span>).</text:p>
        </text:list-item>
      </text:list>
      <text:p text:style-name="Text_20_body">Além disso, foi utilizada a estratégia d<text:span text:style-name="T2">e </text:span><text:span text:style-name="Strong_20_Emphasis"><text:span text:style-name="T2">validação cruzada (K-Fold com 5 folds)</text:span></text:span> para garantir que os modelos não estivessem ajustados especificamente para uma única divisão dos dados.</text:p>
      <text:h text:style-name="Heading_20_2" text:outline-level="2">Resultados</text:h>
      <text:p text:style-name="Text_20_body">A tabela abaixo resume os resultados obtidos para cada proporção de treino/teste: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header-rows>
          <table:table-row>
            <table:table-cell table:style-name="Table1.A1" office:value-type="string">
              <text:p text:style-name="P4">Split</text:p>
            </table:table-cell>
            <table:table-cell table:style-name="Table1.A1" office:value-type="string">
              <text:p text:style-name="P4">Accuracy</text:p>
            </table:table-cell>
            <table:table-cell table:style-name="Table1.A1" office:value-type="string">
              <text:p text:style-name="P4">Precision</text:p>
            </table:table-cell>
            <table:table-cell table:style-name="Table1.A1" office:value-type="string">
              <text:p text:style-name="P4">Recall</text:p>
            </table:table-cell>
            <table:table-cell table:style-name="Table1.A1" office:value-type="string">
              <text:p text:style-name="P4">F1</text:p>
            </table:table-cell>
            <table:table-cell table:style-name="Table1.A1" office:value-type="string">
              <text:p text:style-name="P4">F1 Cross Validation (CV)</text:p>
            </table:table-cell>
          </table:table-row>
        </table:table-header-rows>
        <table:table-row>
          <table:table-cell table:style-name="Table1.A1" office:value-type="string">
            <text:p text:style-name="P3"><text:span text:style-name="Strong_20_Emphasis">70/30</text:span></text:p>
          </table:table-cell>
          <table:table-cell table:style-name="Table1.A1" office:value-type="string">
            <text:p text:style-name="P3"><text:span text:style-name="Strong_20_Emphasis">0.8971</text:span></text:p>
          </table:table-cell>
          <table:table-cell table:style-name="Table1.A1" office:value-type="string">
            <text:p text:style-name="P3"><text:span text:style-name="Strong_20_Emphasis">0.8975</text:span></text:p>
          </table:table-cell>
          <table:table-cell table:style-name="Table1.A1" office:value-type="string">
            <text:p text:style-name="P3"><text:span text:style-name="Strong_20_Emphasis">0.8971</text:span></text:p>
          </table:table-cell>
          <table:table-cell table:style-name="Table1.A1" office:value-type="string">
            <text:p text:style-name="P3"><text:span text:style-name="Strong_20_Emphasis">0.8971</text:span></text:p>
          </table:table-cell>
          <table:table-cell table:style-name="Table1.A1" office:value-type="string">
            <text:p text:style-name="P3"><text:span text:style-name="Strong_20_Emphasis">0.9075 ± 0.0213</text:span> </text:p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2">80/20</text:span></text:span></text:p>
          </table:table-cell>
          <table:table-cell table:style-name="Table1.A1" office:value-type="string">
            <text:p text:style-name="P3">0.8846</text:p>
          </table:table-cell>
          <table:table-cell table:style-name="Table1.A1" office:value-type="string">
            <text:p text:style-name="P3">0.8854</text:p>
          </table:table-cell>
          <table:table-cell table:style-name="Table1.A1" office:value-type="string">
            <text:p text:style-name="P3">0.8846</text:p>
          </table:table-cell>
          <table:table-cell table:style-name="Table1.A1" office:value-type="string">
            <text:p text:style-name="P3">0.8847</text:p>
          </table:table-cell>
          <table:table-cell table:style-name="Table1.A1" office:value-type="string">
            <text:p text:style-name="P3">0.9065 ± 0.0173</text:p>
          </table:table-cell>
        </table:table-row>
        <table:table-row>
          <table:table-cell table:style-name="Table1.A1" office:value-type="string">
            <text:p text:style-name="P3"><text:span text:style-name="Strong_20_Emphasis"><text:span text:style-name="T2">90/10</text:span></text:span></text:p>
          </table:table-cell>
          <table:table-cell table:style-name="Table1.A1" office:value-type="string">
            <text:p text:style-name="P3">0.8846</text:p>
          </table:table-cell>
          <table:table-cell table:style-name="Table1.A1" office:value-type="string">
            <text:p text:style-name="P3">0.8905</text:p>
          </table:table-cell>
          <table:table-cell table:style-name="Table1.A1" office:value-type="string">
            <text:p text:style-name="P3">0.8846</text:p>
          </table:table-cell>
          <table:table-cell table:style-name="Table1.A1" office:value-type="string">
            <text:p text:style-name="P3">0.8846</text:p>
          </table:table-cell>
          <table:table-cell table:style-name="Table1.A1" office:value-type="string">
            <text:p text:style-name="P3">0.9036 ± 0.0193</text:p>
          </table:table-cell>
        </table:table-row>
      </table:table>
      <text:p text:style-name="P12">O modelo com divisão <text:span text:style-name="Strong_20_Emphasis">70/30</text:span> apresentou o melhor desempenho geral, tanto nas métricas de teste quanto na validação cruzada, demonstrando um equilíbrio ideal entre quantidade de dados de treino e teste.</text:p>
      <text:h text:style-name="Heading_20_2" text:outline-level="2">Discussão</text:h>
      <text:p text:style-name="Text_20_body">Os resultados mostraram que a metodologia utilizada é eficiente para a classificação dos feijões.</text:p>
      <text:list xml:id="list1271277415" text:style-name="L7">
        <text:list-item>
          <text:p text:style-name="P10">A abordagem de análise de imagem foi suficiente para extrair características que diferenciam feijões bons e ruins.</text:p>
        </text:list-item>
        <text:list-item>
          <text:p text:style-name="P10">As características morfológicas e de textura se mostraram altamente relevantes na separação das classes.</text:p>
        </text:list-item>
        <text:list-item>
          <text:p text:style-name="P10">A técnica de Random Forest foi adequada para este tipo de problema, por lidar bem com datasets tabulares e características diversas.</text:p>
        </text:list-item>
        <text:list-item>
          <text:p text:style-name="P10">Curiosamente, o modelo com menos dados de treino (<text:span text:style-name="Strong_20_Emphasis">70/30</text:span>) teve melhor desempenho, indicando que o conjunto de teste mais robusto ajudou a validar melhor o modelo e evitar overfitting.</text:p>
        </text:list-item>
      </text:list>
      <text:h text:style-name="Heading_20_2" text:outline-level="2">Conclusão</text:h>
      <text:p text:style-name="Text_20_body">O modelo final apresenta <text:span text:style-name="Strong_20_Emphasis">acurácia superior a 89%</text:span>, mostrando-se adequado para ser aplicado em ambientes produtivos, contribuindo para a automação da classificação de feijões pretos. <text:span text:style-name="T1">Mesmo que os resultados sejam próximos uns dos outros, o treinamento/teste 70/30 obteve os melhores </text:span><text:soft-page-break/><text:span text:style-name="T1">resultados. O resultado de acurácia determina que o modelo proposto pode ser utilizado em ambientes produtivo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21T17:22:47.675619514</meta:creation-date>
    <dc:date>2025-06-21T19:19:53.536852934</dc:date>
    <meta:editing-duration>PT13M20S</meta:editing-duration>
    <meta:editing-cycles>1</meta:editing-cycles>
    <meta:document-statistic meta:table-count="1" meta:image-count="0" meta:object-count="0" meta:page-count="4" meta:paragraph-count="82" meta:word-count="952" meta:character-count="6061" meta:non-whitespace-character-count="5215"/>
    <meta:generator>LibreOffice/7.3.7.2$Linux_X86_64 LibreOffice_project/30$Build-2</meta:generator>
  </office:meta>
</office:document-meta>
</file>